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Standard">
      <style:text-properties fo:color="#000000" loext:opacity="100%" fo:font-weight="normal" officeooo:rsid="0021e1f2" officeooo:paragraph-rsid="0021e1f2" style:font-weight-asian="normal" style:font-weight-complex="normal"/>
    </style:style>
    <style:style style:name="P40" style:family="paragraph" style:parent-style-name="Standard">
      <style:text-properties fo:color="#000000" loext:opacity="100%" fo:font-weight="normal" officeooo:rsid="002233f9" officeooo:paragraph-rsid="002233f9" style:font-weight-asian="normal" style:font-weight-complex="normal"/>
    </style:style>
    <style:style style:name="P41"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2"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3"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4"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5"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46"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47"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8" style:family="paragraph" style:parent-style-name="Table_20_Contents">
      <style:paragraph-properties fo:text-align="center" style:justify-single-word="false"/>
    </style:style>
    <style:style style:name="P49" style:family="paragraph" style:parent-style-name="Standard">
      <style:text-properties fo:color="#00a933" loext:opacity="100%" officeooo:rsid="00127d9c" officeooo:paragraph-rsid="00127d9c"/>
    </style:style>
    <style:style style:name="P50" style:family="paragraph" style:parent-style-name="Standard">
      <style:text-properties fo:color="#158466" loext:opacity="100%" officeooo:rsid="00127d9c" officeooo:paragraph-rsid="00127d9c"/>
    </style:style>
    <style:style style:name="P51" style:family="paragraph" style:parent-style-name="Table_20_Contents">
      <style:paragraph-properties fo:text-align="center" style:justify-single-word="false"/>
      <style:text-properties officeooo:rsid="00177be7" officeooo:paragraph-rsid="00177be7"/>
    </style:style>
    <style:style style:name="P52" style:family="paragraph" style:parent-style-name="Table_20_Contents">
      <style:paragraph-properties fo:text-align="center" style:justify-single-word="false"/>
      <style:text-properties officeooo:rsid="00177be7" officeooo:paragraph-rsid="0017d870"/>
    </style:style>
    <style:style style:name="P53" style:family="paragraph" style:parent-style-name="Table_20_Contents">
      <style:paragraph-properties fo:text-align="center" style:justify-single-word="false"/>
      <style:text-properties officeooo:rsid="0017d870" officeooo:paragraph-rsid="0017d870"/>
    </style:style>
    <style:style style:name="P54"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55"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7"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9"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60"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61"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62"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63"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64"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272023190960">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272023276304">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272023296656">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272023297472">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272023298416">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272023299472">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499_2471865160"/><text:bookmark-start text:name="__DdeLink__385_2226357935"/>X % 2 == 0<text:bookmark-end text:name="__DdeLink__499_2471865160"/><text:bookmark-end text:name="__DdeLink__385_2226357935"/></text:p>
      <text:p text:style-name="P20"/>
      <text:p text:style-name="P13">OPERADORES DE COMPARACION</text:p>
      <text:p text:style-name="P22"/>
      <table:table table:name="Table2" table:style-name="Table2">
        <table:table-column table:style-name="Table2.A" table:number-columns-repeated="3"/>
        <table:table-row table:style-name="TableLine94272023138288">
          <table:table-cell table:style-name="Table2.A1" office:value-type="string">
            <text:p text:style-name="P47">Operador</text:p>
          </table:table-cell>
          <table:table-cell table:style-name="Table2.A1" office:value-type="string">
            <text:p text:style-name="P47">Descripcion</text:p>
          </table:table-cell>
          <table:table-cell table:style-name="Table2.C1" office:value-type="string">
            <text:p text:style-name="P47">Ejemplo</text:p>
          </table:table-cell>
        </table:table-row>
        <table:table-row table:style-name="TableLine94272023324384">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8"><text:s/><text:span text:style-name="T3">5 == 5</text:span></text:p>
          </table:table-cell>
        </table:table-row>
        <table:table-row table:style-name="TableLine94272023325888">
          <table:table-cell table:style-name="Table2.A2" office:value-type="string">
            <text:p text:style-name="P48">&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272023326704">
          <table:table-cell table:style-name="Table2.A2" office:value-type="string">
            <text:p text:style-name="P48">&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272023327648">
          <table:table-cell table:style-name="Table2.A2" office:value-type="string">
            <text:p text:style-name="P48">&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272023328704">
          <table:table-cell table:style-name="Table2.A2" office:value-type="string">
            <text:p text:style-name="P48">&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272023329904">
          <table:table-cell table:style-name="Table2.A2" office:value-type="string">
            <text:p text:style-name="P48">!<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9"/>
      <text:p text:style-name="P27">NOT <text:span text:style-name="T6">((edad &lt; 18) </text:span><text:span text:style-name="T9">OR</text:span><text:span text:style-name="T6"> (EDAD &gt;= 70)) <text:s text:c="12"/>→ </text:span><text:span text:style-name="T8">true</text:span><text:span text:style-name="T7"> </text:span></text:p>
      <text:p text:style-name="P50"/>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272023305440">
          <table:table-cell table:style-name="Table3.A1" office:value-type="string">
            <text:p text:style-name="P6">PRECIO</text:p>
          </table:table-cell>
          <table:table-cell table:style-name="Table3.B1" office:value-type="string">
            <text:p text:style-name="P6">PORCENTAJE</text:p>
          </table:table-cell>
        </table:table-row>
        <table:table-row table:style-name="TableLine94272023351808">
          <table:table-cell table:style-name="Table3.A2" office:value-type="string">
            <text:p text:style-name="P51">$40</text:p>
          </table:table-cell>
          <table:table-cell table:style-name="Table3.B2" office:value-type="string">
            <text:p text:style-name="P51">100%</text:p>
          </table:table-cell>
        </table:table-row>
        <table:table-row table:style-name="TableLine94272023352992">
          <table:table-cell table:style-name="Table3.A2" office:value-type="string">
            <text:p text:style-name="P51">X</text:p>
          </table:table-cell>
          <table:table-cell table:style-name="Table3.B2" office:value-type="string">
            <text:p text:style-name="P51">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272023345808">
          <table:table-cell table:style-name="Table4.A1" office:value-type="string">
            <text:p text:style-name="P7">PRECIO</text:p>
          </table:table-cell>
          <table:table-cell table:style-name="Table4.B1" office:value-type="string">
            <text:p text:style-name="P7">PORCENTAJE</text:p>
          </table:table-cell>
        </table:table-row>
        <table:table-row table:style-name="TableLine94272023363120">
          <table:table-cell table:style-name="Table4.A2" office:value-type="string">
            <text:p text:style-name="P52">$40</text:p>
          </table:table-cell>
          <table:table-cell table:style-name="Table4.B2" office:value-type="string">
            <text:p text:style-name="P52">100%</text:p>
          </table:table-cell>
        </table:table-row>
        <table:table-row table:style-name="TableLine94272023364448">
          <table:table-cell table:style-name="Table4.A2" office:value-type="string">
            <text:p text:style-name="P53">32</text:p>
          </table:table-cell>
          <table:table-cell table:style-name="Table4.B2" office:value-type="string">
            <text:p text:style-name="P52">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6"/>
      <text:p text:style-name="P36"/>
      <text:p text:style-name="P41">Que son los arrays?</text:p>
      <text:p text:style-name="P42"/>
      <text:p text:style-name="P39">Un array es concidera como una variable a nivel conceptual, en donde un array puede guardar varios datos de dirfente tipos de datos, en un indice del array, el primer dato va a estar ubicado en el indice cero. </text:p>
      <text:p text:style-name="P39">Un array siempre empieza desde cero</text:p>
      <text:p text:style-name="P39">el tamano de 0 a 9 son 10</text:p>
      <text:p text:style-name="P39"/>
      <text:p text:style-name="P39"/>
      <text:p text:style-name="P43">arrays bidemencionales</text:p>
      <text:p text:style-name="P43"/>
      <text:p text:style-name="P45">cuando se habla de arrays multidimensionales se refiere aque vamos a meter varios arrays en uno solo, para guardar los datos. </text:p>
      <text:p text:style-name="P40"/>
      <text:p text:style-name="P44">Programacion orientada a objetos</text:p>
      <text:p text:style-name="P44"/>
      <text:list xml:id="list3084474700" text:style-name="L1">
        <text:list-item>
          <text:p text:style-name="P54">permite reutilizar còdigo.</text:p>
        </text:list-item>
        <text:list-item>
          <text:p text:style-name="P54">Agiliza el desarrollo de software.</text:p>
        </text:list-item>
        <text:list-item>
          <text:p text:style-name="P54">El còdigo es màs parecido al mundo real.</text:p>
        </text:list-item>
        <text:list-item>
          <text:p text:style-name="P54">Facilita el trabajo en equipo.</text:p>
        </text:list-item>
      </text:list>
      <text:p text:style-name="P45"/>
      <text:p text:style-name="P45"/>
      <text:p text:style-name="P45"/>
      <text:p text:style-name="P45"/>
      <text:p text:style-name="P46"><text:soft-page-break/>Principio de encapsulamiento</text:p>
      <text:p text:style-name="P46">Nosotros podemos controlar el acceso a cualquier entidad, atributo y demas utilizando privado solamente se utilizara dentro de la clase, caso o puesto de acceso publico, que se puede utilizar descualquier archivo java dentro del proyecto como tal.</text:p>
      <text:p text:style-name="P46"/>
      <text:p text:style-name="P46"/>
      <text:p text:style-name="P46"/>
      <text:p text:style-name="P46">Las cuatro claves de la programacion orientada a objetos es:</text:p>
      <text:p text:style-name="P46"/>
      <text:list xml:id="list2231970327" text:style-name="L2">
        <text:list-item>
          <text:p text:style-name="P55">Herencia</text:p>
        </text:list-item>
        <text:list-item>
          <text:p text:style-name="P55">Abstracciòn</text:p>
        </text:list-item>
        <text:list-item>
          <text:p text:style-name="P55">Polimorfismo</text:p>
        </text:list-item>
        <text:list-item>
          <text:p text:style-name="P55">encapsulamiento</text:p>
        </text:list-item>
      </text:list>
      <text:p text:style-name="P46"/>
      <text:p text:style-name="P62">Que es un Base de Datos?</text:p>
      <text:p text:style-name="P56">Se definae como una forma de guardar datos de forma ordenada</text:p>
      <text:p text:style-name="P56"/>
      <text:p text:style-name="P62">Donde se Guardan los datos?</text:p>
      <text:p text:style-name="P56"/>
      <text:list xml:id="list3104114794" text:style-name="L3">
        <text:list-item>
          <text:p text:style-name="P57">Computadores </text:p>
        </text:list-item>
        <text:list-item>
          <text:p text:style-name="P57">Data Centers</text:p>
        </text:list-item>
        <text:list-item>
          <text:p text:style-name="P57">Blockchain</text:p>
        </text:list-item>
      </text:list>
      <text:p text:style-name="P56"/>
      <text:p text:style-name="P63">tipos</text:p>
      <text:p text:style-name="P58"/>
      <text:list xml:id="list1707749947" text:style-name="L4">
        <text:list-item>
          <text:p text:style-name="P59">relacional</text:p>
        </text:list-item>
        <text:list-item>
          <text:p text:style-name="P59">no relacional</text:p>
        </text:list-item>
      </text:list>
      <text:p text:style-name="P58"/>
      <text:p text:style-name="P64">Bases de datos Relacionales</text:p>
      <text:p text:style-name="P60"/>
      <text:list xml:id="list755586963" text:style-name="L5">
        <text:list-item>
          <text:p text:style-name="P61">MySQL</text:p>
        </text:list-item>
        <text:list-item>
          <text:p text:style-name="P61">Oracle PL/SQL</text:p>
        </text:list-item>
        <text:list-item>
          <text:p text:style-name="P61">SQLite</text:p>
        </text:list-item>
        <text:list-item>
          <text:p text:style-name="P61">Transact-SQL</text:p>
        </text:list-item>
        <text:list-item>
          <text:p text:style-name="P61">WebSQ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30T16:41:10.219144773</dc:date>
    <meta:editing-duration>PT9H40M51S</meta:editing-duration>
    <meta:editing-cycles>23</meta:editing-cycles>
    <meta:document-statistic meta:table-count="4" meta:image-count="0" meta:object-count="0" meta:page-count="5" meta:paragraph-count="169" meta:word-count="888" meta:character-count="5210" meta:non-whitespace-character-count="4370"/>
  </office:meta>
</office:document-meta>
</file>